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2091" officeooo:paragraph-rsid="00082091"/>
    </style:style>
    <style:style style:name="P2" style:family="paragraph" style:parent-style-name="Standard">
      <style:text-properties officeooo:rsid="00082091" officeooo:paragraph-rsid="00082091"/>
    </style:style>
    <style:style style:name="P3" style:family="paragraph" style:parent-style-name="Standard">
      <style:text-properties officeooo:rsid="000a6ef7" officeooo:paragraph-rsid="000a6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ências e citações</text:p>
      <text:p text:style-name="P1"/>
      <text:p text:style-name="P1"><text:bookmark-start text:name="__DdeLink__647_1464112711"/>[1] IEEE Learning Technology Standards Committee (LTSC) available</text:p>
      <text:p text:style-name="P1">at: IEEE 1484.12.1-2002, 15 July 2002, Draft Standard for Learning</text:p>
      <text:p text:style-name="P1">Object Metadata.<text:bookmark-end text:name="__DdeLink__647_1464112711"/></text:p>
      <text:p text:style-name="P1"/>
      <text:p text:style-name="P3">[2] Siegmund 2012</text:p>
      <text:p text:style-name="P3"/>
      <text:p text:style-name="P3">[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59:59.805046642</meta:creation-date>
    <dc:date>2017-08-22T18:01:24.146230275</dc:date>
    <meta:editing-duration>PT1H11M34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1" meta:paragraph-count="6" meta:word-count="27" meta:character-count="189" meta:non-whitespace-character-count="168"/>
  </office:meta>
</office:document-meta>
</file>